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Meine Bibliothek Datenbank</text:p>
      <text:h text:style-name="Heading_20_1" text:outline-level="1">Einzelne Modele finden</text:h>
      <text:p text:style-name="Standard">
<text:a xmlns:text="text" xmlns:xlink="xlink" xlink:type="simple" xlink:href="../Einzelne%20Modele%20finden.mm">Einzelne%20Modele%20finden.mm</text:a>
</text:p>
      <text:h text:style-name="Heading_20_1" text:outline-level="1">Model</text:h>
      <text:h text:style-name="Heading_20_2" text:outline-level="2">Kennzeichen</text:h>
      <text:h text:style-name="Heading_20_3" text:outline-level="3">Bezeichnung</text:h>
      <text:h text:style-name="Heading_20_3" text:outline-level="3">Medium</text:h>
      <text:h text:style-name="Heading_20_4" text:outline-level="4">Modelnummer</text:h>
      <text:h text:style-name="Heading_20_4" text:outline-level="4">Seitenzahl</text:h>
      <text:h text:style-name="Heading_20_4" text:outline-level="4">Arbeitsbogen</text:h>
      <text:h text:style-name="Heading_20_5" text:outline-level="5">Nummer</text:h>
      <text:h text:style-name="Heading_20_3" text:outline-level="3">Autor</text:h>
      <text:h text:style-name="Heading_20_4" text:outline-level="4">Name</text:h>
      <text:h text:style-name="Heading_20_4" text:outline-level="4">Vorname</text:h>
      <text:h text:style-name="Heading_20_4" text:outline-level="4">Namenszusatz</text:h>
      <text:h text:style-name="Heading_20_1" text:outline-level="1">Medium</text:h>
      <text:h text:style-name="Heading_20_2" text:outline-level="2">Buch</text:h>
      <text:h text:style-name="Heading_20_3" text:outline-level="3">Daten</text:h>
      <text:h text:style-name="Heading_20_4" text:outline-level="4">Titel</text:h>
      <text:h text:style-name="Heading_20_4" text:outline-level="4">Untertitel</text:h>
      <text:h text:style-name="Heading_20_4" text:outline-level="4">Autor</text:h>
      <text:h text:style-name="Heading_20_5" text:outline-level="5">Vorname</text:h>
      <text:h text:style-name="Heading_20_5" text:outline-level="5">Nachname</text:h>
      <text:h text:style-name="Heading_20_5" text:outline-level="5">Zusatz</text:h>
      <text:h text:style-name="Heading_20_4" text:outline-level="4">Veröffentlichung</text:h>
      <text:h text:style-name="Heading_20_5" text:outline-level="5">Jahr</text:h>
      <text:h text:style-name="Heading_20_5" text:outline-level="5">Verlag</text:h>
      <text:h text:style-name="Heading_20_5" text:outline-level="5">Ort</text:h>
      <text:h text:style-name="Heading_20_5" text:outline-level="5">ISBN</text:h>
      <text:h text:style-name="Heading_20_4" text:outline-level="4">Reihe</text:h>
      <text:h text:style-name="Heading_20_5" text:outline-level="5">Band</text:h>
      <text:h text:style-name="Heading_20_3" text:outline-level="3">WEitere Kriterien</text:h>
      <text:h text:style-name="Heading_20_4" text:outline-level="4">Sprache</text:h>
      <text:h text:style-name="Heading_20_4" text:outline-level="4">Preis</text:h>
      <text:h text:style-name="Heading_20_2" text:outline-level="2">Zeitschrift</text:h>
      <text:h text:style-name="Heading_20_3" text:outline-level="3">Daten</text:h>
      <text:h text:style-name="Heading_20_4" text:outline-level="4">Titel</text:h>
      <text:h text:style-name="Heading_20_4" text:outline-level="4">Untertitel</text:h>
      <text:h text:style-name="Heading_20_4" text:outline-level="4">Jahrgang</text:h>
      <text:h text:style-name="Heading_20_4" text:outline-level="4">Heftnummer</text:h>
      <text:h text:style-name="Heading_20_4" text:outline-level="4">Monat</text:h>
      <text:h text:style-name="Heading_20_4" text:outline-level="4">Sonderheft</text:h>
      <text:h text:style-name="Heading_20_5" text:outline-level="5">Heftnummer</text:h>
      <text:h text:style-name="Heading_20_5" text:outline-level="5">Thema</text:h>
      <text:h text:style-name="Heading_20_4" text:outline-level="4">VErlag</text:h>
      <text:h text:style-name="Heading_20_5" text:outline-level="5">Ort</text:h>
      <text:h text:style-name="Heading_20_2" text:outline-level="2">Loses Blatt</text:h>
      <text:h text:style-name="Heading_20_3" text:outline-level="3">Art des Mediums</text:h>
      <text:h text:style-name="Heading_20_4" text:outline-level="4">SChnittmustertüte</text:h>
      <text:h text:style-name="Heading_20_4" text:outline-level="4">PDF</text:h>
      <text:h text:style-name="Heading_20_4" text:outline-level="4">Flyer</text:h>
      <text:h text:style-name="Heading_20_4" text:outline-level="4">Web</text:h>
      <text:h text:style-name="Heading_20_5" text:outline-level="5">Link</text:h>
      <text:h text:style-name="Heading_20_6" text:outline-level="6">Ausdruck</text:h>
      <text:h text:style-name="Heading_20_3" text:outline-level="3">Autor</text:h>
      <text:h text:style-name="Heading_20_4" text:outline-level="4">Vorname</text:h>
      <text:h text:style-name="Heading_20_4" text:outline-level="4">Nachname</text:h>
      <text:h text:style-name="Heading_20_4" text:outline-level="4">Zusatz</text:h>
      <text:h text:style-name="Heading_20_3" text:outline-level="3">Verlag</text:h>
      <text:h text:style-name="Heading_20_3" text:outline-level="3">Jahr</text:h>
      <text:h text:style-name="Heading_20_3" text:outline-level="3">Ort</text:h>
      <text:h text:style-name="Heading_20_3" text:outline-level="3">Quelle</text:h>
      <text:h text:style-name="Heading_20_4" text:outline-level="4">z.B. Reform Kleid Schnitt von Fanny nach einem Alten SChnitt von XY</text:h>
      <text:h text:style-name="Heading_20_1" text:outline-level="1">Ordnereinteilung</text:h>
      <text:p text:style-name="Standard">
<text:a xmlns:text="text" xmlns:xlink="xlink" xlink:type="simple" xlink:href="../Ordnereinteilung.mm">Ordnereinteilung.mm</text:a>
</text:p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